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8acf" officeooo:paragraph-rsid="00128acf"/>
    </style:style>
    <style:style style:name="P2" style:family="paragraph" style:parent-style-name="Standard">
      <style:paragraph-properties fo:text-align="center" style:justify-single-word="false"/>
      <style:text-properties style:font-name="Garamond" fo:font-size="24pt" style:text-underline-style="solid" style:text-underline-width="auto" style:text-underline-color="font-color" fo:font-weight="bold" officeooo:rsid="00128acf" officeooo:paragraph-rsid="00128ac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Garamond" fo:font-size="16pt" style:text-underline-style="none" fo:font-weight="normal" officeooo:rsid="00128acf" officeooo:paragraph-rsid="00128acf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Garamond" fo:font-size="16pt" style:text-underline-style="none" fo:font-weight="normal" officeooo:rsid="00193024" officeooo:paragraph-rsid="00193024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Garamond" fo:font-size="16pt" style:text-underline-style="none" fo:font-weight="normal" officeooo:rsid="001c73d2" officeooo:paragraph-rsid="001c73d2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Garamond" fo:font-size="16pt" style:text-underline-style="none" fo:font-weight="normal" officeooo:rsid="001c73d2" officeooo:paragraph-rsid="001c73d2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Garamond" fo:font-size="16pt" style:text-underline-style="none" fo:font-weight="bold" officeooo:rsid="001394ba" officeooo:paragraph-rsid="00150c10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Garamond" fo:font-size="16pt" style:text-underline-style="none" fo:font-weight="bold" officeooo:rsid="00157718" officeooo:paragraph-rsid="00157718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Garamond" fo:font-size="16pt" style:text-underline-style="none" fo:font-weight="bold" officeooo:rsid="001bd77b" officeooo:paragraph-rsid="001bd77b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Garamond" fo:font-size="16pt" style:text-underline-style="none" fo:font-weight="bold" officeooo:rsid="00193024" officeooo:paragraph-rsid="00193024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Garamond" fo:font-size="14pt" style:text-underline-style="none" fo:font-weight="normal" officeooo:rsid="00128acf" officeooo:paragraph-rsid="00128ac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Garamond" fo:font-size="14pt" style:text-underline-style="none" fo:font-weight="normal" officeooo:rsid="00128acf" officeooo:paragraph-rsid="00131ece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Garamond" fo:font-size="14pt" style:text-underline-style="none" fo:font-weight="normal" officeooo:rsid="00131ece" officeooo:paragraph-rsid="00131ec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Garamond" fo:font-size="14pt" style:text-underline-style="none" fo:font-weight="normal" officeooo:rsid="001394ba" officeooo:paragraph-rsid="001394b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Garamond" fo:font-size="14pt" style:text-underline-style="none" fo:font-weight="normal" officeooo:rsid="001394ba" officeooo:paragraph-rsid="00150c10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Garamond" fo:font-size="14pt" style:text-underline-style="none" fo:font-weight="normal" officeooo:rsid="00150c10" officeooo:paragraph-rsid="001394ba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Garamond" fo:font-size="14pt" style:text-underline-style="none" fo:font-weight="normal" officeooo:rsid="00150c10" officeooo:paragraph-rsid="00150c10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Garamond" fo:font-size="14pt" style:text-underline-style="none" fo:font-weight="normal" officeooo:rsid="00150c10" officeooo:paragraph-rsid="00157718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Garamond" fo:font-size="14pt" style:text-underline-style="none" fo:font-weight="normal" officeooo:rsid="00157718" officeooo:paragraph-rsid="00157718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Garamond" fo:font-size="14pt" style:text-underline-style="none" fo:font-weight="normal" officeooo:rsid="00193024" officeooo:paragraph-rsid="00193024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Garamond" fo:font-size="14pt" style:text-underline-style="none" fo:font-weight="normal" officeooo:rsid="0019d27c" officeooo:paragraph-rsid="0019d27c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Garamond" fo:font-size="14pt" style:text-underline-style="none" fo:font-weight="normal" officeooo:rsid="001a8a98" officeooo:paragraph-rsid="001a8a98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Garamond" fo:font-size="14pt" style:text-underline-style="none" fo:font-weight="normal" officeooo:rsid="001bd77b" officeooo:paragraph-rsid="001bd77b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Garamond" fo:font-size="14pt" style:text-underline-style="none" fo:font-weight="normal" officeooo:rsid="001c73d2" officeooo:paragraph-rsid="001c73d2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Garamond" fo:font-size="18pt" style:text-underline-style="solid" style:text-underline-width="auto" style:text-underline-color="font-color" fo:font-weight="bold" officeooo:rsid="00128acf" officeooo:paragraph-rsid="001775d1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Garamond" fo:font-size="18pt" style:text-underline-style="solid" style:text-underline-width="auto" style:text-underline-color="font-color" fo:font-weight="bold" officeooo:rsid="001775d1" officeooo:paragraph-rsid="001775d1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Garamond" fo:font-size="18pt" style:text-underline-style="solid" style:text-underline-width="auto" style:text-underline-color="font-color" fo:font-weight="bold" officeooo:rsid="001c73d2" officeooo:paragraph-rsid="001c73d2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128acf"/>
    </style:style>
    <style:style style:name="T1" style:family="text">
      <style:text-properties officeooo:rsid="00131ece"/>
    </style:style>
    <style:style style:name="T2" style:family="text">
      <style:text-properties style:font-name="Garamond" fo:font-size="16pt" style:text-underline-style="none" fo:font-weight="normal" officeooo:rsid="00128acf" style:font-size-asian="14pt" style:font-weight-asian="normal" style:font-size-complex="16pt" style:font-weight-complex="normal"/>
    </style:style>
    <style:style style:name="T3" style:family="text">
      <style:text-properties style:font-name="Garamond" fo:font-size="16pt" style:text-underline-style="none" fo:font-weight="normal" officeooo:rsid="00131ece" style:font-size-asian="14pt" style:font-weight-asian="normal" style:font-size-complex="16pt" style:font-weight-complex="normal"/>
    </style:style>
    <style:style style:name="T4" style:family="text">
      <style:text-properties officeooo:rsid="00150c10"/>
    </style:style>
    <style:style style:name="T5" style:family="text">
      <style:text-properties officeooo:rsid="00157718"/>
    </style:style>
    <style:style style:name="T6" style:family="text">
      <style:text-properties officeooo:rsid="001775d1"/>
    </style:style>
    <style:style style:name="T7" style:family="text">
      <style:text-properties officeooo:rsid="0019d27c"/>
    </style:style>
    <style:style style:name="T8" style:family="text">
      <style:text-properties officeooo:rsid="001a8a98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1a8a98" style:font-size-asian="16pt" style:font-weight-asian="bold" style:font-size-complex="16pt" style:font-weight-complex="bold"/>
    </style:style>
    <style:style style:name="T11" style:family="text">
      <style:text-properties officeooo:rsid="001bd77b"/>
    </style:style>
    <style:style style:name="T12" style:family="text">
      <style:text-properties officeooo:rsid="001c73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upe B2.2<text:tab/><text:tab/><text:tab/></text:p>
      <text:p text:style-name="P1"/>
      <text:p text:style-name="P1"/>
      <text:p text:style-name="P1"/>
      <text:p text:style-name="P1"><text:tab/></text:p>
      <text:p text:style-name="P2">Etat de l’Art</text:p>
      <text:p text:style-name="P2"/>
      <text:p text:style-name="P3"><text:tab/><text:tab/><text:tab/><text:tab/><text:tab/><text:tab/></text:p>
      <text:p text:style-name="P3"/>
      <text:p text:style-name="P28"><text:span text:style-name="T2">Projet PTS2 : N</text:span><text:span text:style-name="T3">intendo War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/>
      <text:p text:style-name="P27"/>
      <text:p text:style-name="P27"/>
      <text:p text:style-name="P27"/>
      <text:p text:style-name="P27"/>
      <text:p text:style-name="P27">Sommaire : </text:p>
      <text:p text:style-name="P3"/>
      <text:p text:style-name="P6">1 : Vue globale <text:tab/><text:tab/><text:tab/><text:tab/><text:tab/><text:tab/><text:tab/><text:tab/><text:tab/><text:tab/><text:tab/>2</text:p>
      <text:p text:style-name="P6">1.1 : Principe du Jeu<text:tab/><text:tab/><text:tab/><text:tab/><text:tab/><text:tab/><text:tab/><text:tab/><text:tab/><text:tab/>2</text:p>
      <text:p text:style-name="P6">1.2 : Modes de jeu<text:tab/><text:tab/><text:tab/><text:tab/><text:tab/><text:tab/><text:tab/><text:tab/><text:tab/><text:tab/>2</text:p>
      <text:p text:style-name="P6">2 : Gameplay<text:tab/><text:tab/><text:tab/><text:tab/><text:tab/><text:tab/><text:tab/><text:tab/><text:tab/><text:tab/> <text:s text:c="6"/>3-4<text:tab/></text:p>
      <text:p text:style-name="P6">2.1 : Unités<text:tab/><text:tab/><text:tab/><text:tab/><text:tab/><text:tab/><text:tab/><text:tab/><text:tab/><text:tab/><text:tab/><text:tab/>3</text:p>
      <text:p text:style-name="P6">2.2 : Règles du jeu<text:tab/><text:tab/><text:tab/><text:tab/><text:tab/><text:tab/><text:tab/><text:tab/><text:tab/><text:tab/>3</text:p>
      <text:p text:style-name="P6">2.3 : Système de Combat<text:tab/><text:tab/><text:tab/><text:tab/><text:tab/><text:tab/><text:tab/><text:tab/><text:tab/>4</text:p>
      <text:p text:style-name="P3"/>
      <text:p text:style-name="P5"><text:soft-page-break/>1/4</text:p>
      <text:p text:style-name="P3"><text:tab/>Présentation du jeu de référence :</text:p>
      <text:p text:style-name="P3"/>
      <text:p text:style-name="P3"/>
      <text:p text:style-name="P25">1 : <text:span text:style-name="T6">Vue Globale</text:span></text:p>
      <text:p text:style-name="P11"/>
      <text:p text:style-name="P12">N<text:span text:style-name="T1">intendo Wars est une série de jeu développé par Nintendo qui a commencé par Famicom Wars en 1988 au Japon sur Nes(Famicom), puis est arrivé en Occident en 2001 avec Advance War sur Nintendo DS.</text:span></text:p>
      <text:p text:style-name="P13">Ce sont des jeux de tactiques au tour par tour où 2 équipes s’affrontent dans le but de conquérir un territoire.</text:p>
      <text:p text:style-name="P13"/>
      <text:p text:style-name="P13"/>
      <text:p text:style-name="P7"><text:span text:style-name="T6">1.1 : </text:span>P<text:span text:style-name="T4">rincipe du jeu : </text:span></text:p>
      <text:p text:style-name="P15"/>
      <text:p text:style-name="P18">2 équipes, <text:span text:style-name="T5">chaque équipe étant contrôlée par un joueur et/ou IA,</text:span> s’affrontent sur un plateau composé d’emplacements carrés symbolisant une ville, village , territoire … Chaque emplacement peut ou non contenir une unité. Le but étant de conquérir des points stratégiques ( ville ) apportant de l’or permettant l’achat de nouvelles troupes. L’équipe réussissant à capturer toutes les villes gagnent la partie.</text:p>
      <text:p text:style-name="P18"/>
      <text:p text:style-name="P18"/>
      <text:p text:style-name="P8"><text:span text:style-name="T6">1.2 : </text:span>Modes de jeu :</text:p>
      <text:p text:style-name="P19"/>
      <text:p text:style-name="P19">-Entraînement : tutoriels permettant aux nouveaux joueurs d’apprendre les bases du jeu</text:p>
      <text:p text:style-name="P19">-Campagne : Le joueur fait des missions scénarisées</text:p>
      <text:p text:style-name="P19">-Versus : Permet d’affronter un joueur et ou une IA</text:p>
      <text:p text:style-name="P19">-Editeur de niveaux : permet de créer ses propres terrains</text:p>
      <text:p text:style-name="P19">-Scores : Permet de consulter ses meilleurs scores en mode versus ( basé sur le nombre de tours effectués pour gagner, le nombre d’unités ennemies tuées et nombre d’unités alliées tuées ).</text:p>
      <text:p text:style-name="P17"/>
      <text:p text:style-name="P14"/>
      <text:p text:style-name="P1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2/4</text:p>
      <text:p text:style-name="P26">2 : Gameplay</text:p>
      <text:p text:style-name="P26"/>
      <text:p text:style-name="P10">2.1 : Unités </text:p>
      <text:p text:style-name="P10"/>
      <text:p text:style-name="P20">Les unités possèdent plusieurs caractéristiques :</text:p>
      <text:p text:style-name="P20">-Type : catégorie de l’unité (Infanterie, véhicule, bateau, hélicoptère, avion, sous-marin ) <text:span text:style-name="T7">chaque type possédant des particularités ( ex : les infanteries peuvent aller sur des cases de type montagne tandis que les autres unités ne peuvent pas )</text:span></text:p>
      <text:p text:style-name="P20">-Coût : prix d’achat de l’unité</text:p>
      <text:p text:style-name="P20">-Portée : distance d’attaque maximale de l’unité</text:p>
      <text:p text:style-name="P20">-Fuel : point de déplacement qu’il ne puisse plus se déplacer ( rechargement dans une ville )</text:p>
      <text:p text:style-name="P20">-Vision : jusqu’où l’unité peut voir les ennemis</text:p>
      <text:p text:style-name="P20">-Point de vie : nombre de points avant que l’unité ne meurt <text:span text:style-name="T7">( 100 pour chaque unité )</text:span></text:p>
      <text:p text:style-name="P20">-Point d’attaque : <text:span text:style-name="T7">définit selon les faiblesses et résistance des unités subissant l’attaque </text:span></text:p>
      <text:p text:style-name="P20">-Point de mouvement : <text:span text:style-name="T7">déplacement possible par tour ( chaque déplacement consomme des unités de fuel variables selon l’unité )</text:span></text:p>
      <text:p text:style-name="P20"/>
      <text:p text:style-name="P20"/>
      <text:p text:style-name="P21"><text:span text:style-name="T9">2.2 : </text:span><text:span text:style-name="T10">Règles du jeu</text:span><text:span text:style-name="T8"> </text:span></text:p>
      <text:p text:style-name="P21"/>
      <text:p text:style-name="P22">-Le Plateau : composé de cases de différents types : eau, plaine, montagnes, forêt, ville, usines. <text:span text:style-name="T12">Chaque case ne pouvant contenir qu’une seule unité à la fois .</text:span></text:p>
      <text:p text:style-name="P22">-Les cases :</text:p>
      <text:p text:style-name="P22"><text:tab/>-plaine : accessible par toutes les unités sauf les bateaux et sous-marins, </text:p>
      <text:p text:style-name="P22"><text:tab/>pas d’effets négatifs lors des déplacements et sur le champ de vision.</text:p>
      <text:p text:style-name="P22"><text:tab/>-eau : accessible pour les bateaux, sous-marins et avions, pas d’effets négatifs lors </text:p>
      <text:p text:style-name="P22"><text:tab/>des déplacements et sur le champ de vision.</text:p>
      <text:p text:style-name="P22"><text:tab/>-forêt : accessible par toutes les unités terrestres et aériennes, effet négatif <text:tab/>uniquement sur les unités terrestres ( multiplication des points de mouvements <text:tab/>nécessaires et vision divisée par 2 ).</text:p>
      <text:p text:style-name="P22"><text:tab/>-montagne : accessible uniquement par les infanteries et véhicules aériens, bonus <text:tab/>sur la vision, et déplacement uniquement une case par une case.</text:p>
      <text:p text:style-name="P22"><text:tab/>-ville : accessible par toutes les unités sauf véhicules marins, trois états possibles : <text:tab/>neutre, possédée par le Joueur1 ou possédée par le Joueur 2. Tout les tours une <text:tab/>somme d’or est reversée au joueur la possédant ; Pour conquérir une case une <text:tab/>infanterie doit être placée pendant 2tours. </text:p>
      <text:p text:style-name="P22"><text:tab/>-<text:span text:style-name="T11">usines : Accessible par toutes les unités sauf les unités navales. Chaque usine se <text:s/><text:tab/>comporte comme une ville une fois conquit, on peut générer des unités contre de <text:tab/>l’or, s’affiliant à cette usine ( port pour les unités navales, aéroport pour les <text:tab/>véhicules aériens, et usine pour les unités terrestres ). </text:span></text:p>
      <text:p text:style-name="P22"/>
      <text:p text:style-name="P22"/>
      <text:p text:style-name="P22"/>
      <text:p text:style-name="P24"><text:soft-page-break/>3/4</text:p>
      <text:p text:style-name="P9">2.3 Système de combat :</text:p>
      <text:p text:style-name="P9"/>
      <text:p text:style-name="P23">Chaque unité a un nombre de dégâts définis contre chaque unité. Le joueur a qui est le tour attaque en premier ensuite selon les cas les unités adverses se défendent ou pas ( impossibilité de se défendre par exemple les unités d’infanterie ne peuvent pas se défendre face à des unités aériennes, ou certaines unités ne peuvent tout simplement pas attaquer ). <text:span text:style-name="T12">Le combat se termine lorsque les deux unités ont attaqué. Une unité avec une plus grosse portée peut attaquer sans craindre une défense de la part de l’unité attaqué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4/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5T15:19:43.035000000</meta:creation-date>
    <dc:date>2020-04-15T17:23:33.069000000</dc:date>
    <meta:editing-duration>PT6M53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5" meta:paragraph-count="53" meta:word-count="734" meta:character-count="4352" meta:non-whitespace-character-count="3557"/>
  </office:meta>
</office:document-meta>
</file>